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-eventstream overview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Interfacing an event driven world with stream driven data processing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asic Concept of Source &amp; Sink</text:p>
          </draw:text-box>
        </draw:frame>
        <draw:custom-shape draw:style-name="gr2" draw:text-style-name="P2" draw:layer="layout" svg:width="2.54cm" svg:height="1.27cm" svg:x="0.635cm" svg:y="7.62cm">
          <text:p text:style-name="P2">gr.sr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27cm" svg:x="3.81cm" svg:y="7.62cm">
          <text:p text:style-name="P2">gr.o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27cm" svg:x="6.985cm" svg:y="7.62cm">
          <text:p text:style-name="P2">es.sink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175cm" svg:y1="8.255cm" svg:x2="3.81cm" svg:y2="8.255cm">
          <text:p/>
        </draw:line>
        <draw:line draw:style-name="gr3" draw:text-style-name="P2" draw:layer="layout" svg:x1="6.35cm" svg:y1="8.255cm" svg:x2="6.985cm" svg:y2="8.255cm">
          <text:p/>
        </draw:line>
        <draw:custom-shape draw:style-name="gr4" draw:text-style-name="P2" draw:layer="layout" svg:width="4.445cm" svg:height="3.81cm" svg:x="11.43cm" svg:y="5.715cm">
          <text:p text:style-name="P2">ES Queue</text:p>
          <text:p text:style-name="P2"/>
          <text:p text:style-name="P2">Evt1, T1, L1</text:p>
          <text:p text:style-name="P2">Evt2, T2, L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795cm" svg:height="5.715cm" svg:x="7.62cm" svg:y="10.16cm">
          <text:p text:style-name="P2">Thread Pool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43cm" svg:y1="7.62cm" svg:x2="9.525cm" svg:y2="8.255cm">
          <text:p/>
        </draw:line>
        <draw:custom-shape draw:style-name="gr2" draw:text-style-name="P2" draw:layer="layout" svg:width="3.81cm" svg:height="1.27cm" svg:x="17.145cm" svg:y="19.05cm">
          <text:p text:style-name="P2">es.sour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27cm" svg:x="21.59cm" svg:y="19.05cm">
          <text:p text:style-name="P2">gr.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27cm" svg:x="24.765cm" svg:y="19.05cm">
          <text:p text:style-name="P2">gr.sin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45cm" svg:height="3.81cm" svg:x="11.43cm" svg:y="16.51cm">
          <text:p text:style-name="P2">ES Queue</text:p>
          <text:p text:style-name="P2"/>
          <text:p text:style-name="P2">Evt1, T1, L1</text:p>
          <text:p text:style-name="P2">Evt2, T2, L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875cm" svg:y1="19.685cm" svg:x2="17.145cm" svg:y2="19.685cm">
          <text:p/>
        </draw:line>
        <draw:line draw:style-name="gr3" draw:text-style-name="P2" draw:layer="layout" svg:x1="20.955cm" svg:y1="19.685cm" svg:x2="21.59cm" svg:y2="19.685cm">
          <text:p/>
        </draw:line>
        <draw:line draw:style-name="gr3" draw:text-style-name="P2" draw:layer="layout" svg:x1="24.13cm" svg:y1="19.685cm" svg:x2="24.765cm" svg:y2="19.685cm">
          <text:p/>
        </draw:line>
        <draw:line draw:style-name="gr3" draw:text-style-name="P2" draw:layer="layout" svg:x1="8.255cm" svg:y1="8.89cm" svg:x2="9.525cm" svg:y2="12.065cm">
          <text:p/>
        </draw:line>
        <draw:custom-shape draw:style-name="gr6" draw:text-style-name="P2" draw:layer="layout" svg:width="5.715cm" svg:height="1.27cm" svg:x="8.255cm" svg:y="13.97cm">
          <text:p text:style-name="P2">event_loop_threa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5cm" svg:height="1.27cm" svg:x="8.89cm" svg:y="13.335cm">
          <text:p text:style-name="P2">event_loop_threa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5cm" svg:height="1.27cm" svg:x="9.525cm" svg:y="12.7cm">
          <text:p text:style-name="P2">event_loop_threa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5cm" svg:height="1.27cm" svg:x="10.16cm" svg:y="12.065cm">
          <text:p text:style-name="P2">event_loop_threa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5cm" svg:height="1.27cm" svg:x="10.795cm" svg:y="11.43cm">
          <text:p text:style-name="P2">event_loop_threa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24cm" svg:y1="11.43cm" svg:x2="15.24cm" svg:y2="9.525cm">
          <text:p/>
        </draw:line>
        <draw:line draw:style-name="gr3" draw:text-style-name="P2" draw:layer="layout" svg:x1="16.51cm" svg:y1="12.065cm" svg:x2="20.955cm" svg:y2="12.065cm">
          <text:p/>
        </draw:line>
        <draw:custom-shape draw:style-name="gr4" draw:text-style-name="P2" draw:layer="layout" svg:width="5.715cm" svg:height="3.81cm" svg:x="20.955cm" svg:y="10.16cm">
          <text:p text:style-name="P2">Hierarchal</text:p>
          <text:p text:style-name="P2">Shared-Mem</text:p>
          <text:p text:style-name="P2">PMT Structur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0.955cm" svg:y1="12.065cm" svg:x2="16.51cm" svg:y2="12.065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itial Sink Event Triggering</text:p>
          </draw:text-box>
        </draw:frame>
        <draw:custom-shape draw:style-name="gr2" draw:text-style-name="P3" draw:layer="layout" svg:width="2.54cm" svg:height="1.27cm" svg:x="0.635cm" svg:y="5.715cm">
          <text:p text:style-name="P3">gr.sr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3.81cm" svg:y="5.715cm">
          <text:p text:style-name="P3">gr.o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6.985cm" svg:y="11.43cm">
          <text:p text:style-name="P3">es.sink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45cm" svg:height="3.81cm" svg:x="11.43cm" svg:y="9.525cm">
          <text:p text:style-name="P3">ES Queue</text:p>
          <text:p text:style-name="P3"/>
          <text:p text:style-name="P3">Evt1, T1, L1</text:p>
          <text:p text:style-name="P3">Evt2, T2, L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0.795cm" svg:height="5.715cm" svg:x="7.62cm" svg:y="13.97cm">
          <text:p text:style-name="P3">Thread Pool</text:p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43cm" svg:y1="11.43cm" svg:x2="9.525cm" svg:y2="12.065cm">
          <text:p/>
        </draw:line>
        <draw:line draw:style-name="gr3" draw:text-style-name="P2" draw:layer="layout" svg:x1="8.255cm" svg:y1="12.7cm" svg:x2="9.525cm" svg:y2="15.875cm">
          <text:p/>
        </draw:line>
        <draw:custom-shape draw:style-name="gr6" draw:text-style-name="P3" draw:layer="layout" svg:width="5.715cm" svg:height="1.27cm" svg:x="8.255cm" svg:y="17.78cm">
          <text:p text:style-name="P3">event_loop_threa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715cm" svg:height="1.27cm" svg:x="8.89cm" svg:y="17.145cm">
          <text:p text:style-name="P3">event_loop_threa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715cm" svg:height="1.27cm" svg:x="9.525cm" svg:y="16.51cm">
          <text:p text:style-name="P3">event_loop_threa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715cm" svg:height="1.27cm" svg:x="10.16cm" svg:y="15.875cm">
          <text:p text:style-name="P3">event_loop_threa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715cm" svg:height="1.27cm" svg:x="10.795cm" svg:y="15.24cm">
          <text:p text:style-name="P3">event_loop_threa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24cm" svg:y1="15.24cm" svg:x2="15.24cm" svg:y2="13.335cm">
          <text:p/>
        </draw:line>
        <draw:line draw:style-name="gr3" draw:text-style-name="P2" draw:layer="layout" svg:x1="16.51cm" svg:y1="15.875cm" svg:x2="20.955cm" svg:y2="15.875cm">
          <text:p/>
        </draw:line>
        <draw:custom-shape draw:style-name="gr4" draw:text-style-name="P3" draw:layer="layout" svg:width="5.715cm" svg:height="3.81cm" svg:x="20.955cm" svg:y="13.97cm">
          <text:p text:style-name="P3">Hierarchal</text:p>
          <text:p text:style-name="P3">Shared-Mem</text:p>
          <text:p text:style-name="P3">PMT Structur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0.955cm" svg:y1="15.875cm" svg:x2="16.51cm" svg:y2="15.875cm">
          <text:p/>
        </draw:line>
        <draw:custom-shape draw:style-name="gr2" draw:text-style-name="P3" draw:layer="layout" svg:width="3.175cm" svg:height="1.27cm" svg:x="6.985cm" svg:y="9.525cm">
          <text:p text:style-name="P3">es.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15cm" svg:height="1.27cm" svg:x="6.985cm" svg:y="5.715cm">
          <text:p text:style-name="P3">FIR (Matched Filter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444cm" svg:height="1.27cm" svg:x="6.985cm" svg:y="7.62cm">
          <text:p text:style-name="P3">gr.threshol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175cm" svg:y1="6.35cm" svg:x2="3.81cm" svg:y2="6.35cm">
          <text:p/>
        </draw:line>
        <draw:line draw:style-name="gr3" draw:text-style-name="P2" draw:layer="layout" svg:x1="6.35cm" svg:y1="6.35cm" svg:x2="6.985cm" svg:y2="6.35cm">
          <text:p/>
        </draw:line>
        <draw:line draw:style-name="gr3" draw:text-style-name="P2" draw:layer="layout" svg:x1="8.89cm" svg:y1="6.985cm" svg:x2="8.89cm" svg:y2="7.62cm">
          <text:p/>
        </draw:line>
        <draw:line draw:style-name="gr3" draw:text-style-name="P2" draw:layer="layout" svg:x1="8.89cm" svg:y1="8.89cm" svg:x2="8.89cm" svg:y2="9.525cm">
          <text:p/>
        </draw:line>
        <draw:line draw:style-name="gr3" draw:text-style-name="P2" draw:layer="layout" svg:x1="6.985cm" svg:y1="10.795cm" svg:x2="6.985cm" svg:y2="11.43cm">
          <text:p/>
        </draw:line>
        <draw:line draw:style-name="gr3" draw:text-style-name="P2" draw:layer="layout" svg:x1="5.08cm" svg:y1="6.985cm" svg:x2="6.985cm" svg:y2="9.525cm">
          <text:p/>
        </draw:line>
        <draw:line draw:style-name="gr3" draw:text-style-name="P2" draw:layer="layout" svg:x1="10.16cm" svg:y1="10.16cm" svg:x2="11.43cm" svg:y2="10.795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eue Management</text:p>
          </draw:text-box>
        </draw:frame>
        <draw:custom-shape draw:style-name="gr4" draw:text-style-name="P3" draw:layer="layout" svg:width="25.4cm" svg:height="14.605cm" svg:x="1.27cm" svg:y="4.445cm">
          <text:p text:style-name="P3">ES Queu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065cm" svg:height="10.795cm" svg:x="1.905cm" svg:y="7.62cm">
          <text:p text:style-name="P2">Event Bindings</text:p>
          <text:p text:style-name="P2"/>
          <text:p text:style-name="P2">EVT_TYPE1 → Handler_A</text:p>
          <text:p text:style-name="P2">EVT_TYPE1 → Handler_B</text:p>
          <text:p text:style-name="P2">EVT_TYPE2 → Handler_C</text:p>
          <text:p text:style-name="P2">EVT_TYPE3 → Handler_D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43cm" svg:height="10.795cm" svg:x="14.605cm" svg:y="7.62cm">
          <text:p text:style-name="P3">E-H Pair Queue</text:p>
          <text:p text:style-name="P3"/>
          <text:p text:style-name="P3">[(EVT_TYPE1, H_A), time_1, len_1]</text:p>
          <text:p text:style-name="P3">[(EVT_TYPE1,H_B), time_1, len_1]</text:p>
          <text:p text:style-name="P3">[(EVT_TYPE3, H_D), time_3, len_4]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shea </meta:initial-creator>
    <meta:creation-date>2011-07-08T15:05:49</meta:creation-date>
    <meta:editing-duration>PT1H21M49S</meta:editing-duration>
    <meta:editing-cycles>3</meta:editing-cycles>
    <dc:date>2011-07-08T16:27:32</dc:date>
    <dc:creator>oshea </dc:creator>
    <meta:generator>LibreOffice/3.3$Unix LibreOffice_project/330m19$Build-202</meta:generator>
    <meta:document-statistic meta:object-count="88"/>
  </office:meta>
</office:document-meta>
</file>